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4a47" officeooo:paragraph-rsid="001d4a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1">username:theethu8</text:p>
      <text:p text:style-name="P1">password:crazyfrog1234</text:p>
      <text:p text:style-name="P1">email.id:<text:a xlink:type="simple" xlink:href="mailto:theethu8@gmail.com">theethu8@gmail.com</text:a></text:p>
      <text:p text:style-name="P1">repo:theethu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0:30.837406128</meta:creation-date>
    <dc:date>2018-03-19T15:41:54.463108143</dc:date>
    <meta:editing-duration>P0D</meta:editing-duration>
    <meta:editing-cycles>1</meta:editing-cycles>
    <meta:document-statistic meta:table-count="0" meta:image-count="0" meta:object-count="0" meta:page-count="1" meta:paragraph-count="5" meta:word-count="5" meta:character-count="85" meta:non-whitespace-character-count="85"/>
    <meta:generator>LibreOffice/4.2.8.2$Linux_X86_64 LibreOffice_project/420m0$Build-2</meta:generator>
  </office:meta>
</office:document-meta>
</file>